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2cm" svg:height="5cm" svg:x="5cm" svg:y="2.5cm">
          <text:p text:style-name="P1"><text:span text:style-name="T1">Local </text:span></text:p>
          <text:p text:style-name="P1"><text:span text:style-name="T1">variables</text:span></text:p>
        </draw:rect>
        <draw:line draw:style-name="gr2" draw:text-style-name="P2" draw:layer="layout" svg:x1="11.5cm" svg:y1="5cm" svg:x2="9.5cm" svg:y2="5cm">
          <text:p/>
        </draw:line>
        <draw:rect draw:style-name="gr3" draw:text-style-name="P2" draw:layer="layout" svg:width="2.5cm" svg:height="2.5cm" svg:x="7cm" svg:y="2.5cm">
          <text:p text:style-name="P2">x1..x6</text:p>
        </draw:rect>
        <draw:rect draw:style-name="gr3" draw:text-style-name="P2" draw:layer="layout" svg:width="2.5cm" svg:height="2.5cm" svg:x="7cm" svg:y="5cm">
          <text:p text:style-name="P2">alloca()</text:p>
        </draw:rect>
        <draw:custom-shape draw:style-name="gr4" draw:text-style-name="P2" draw:layer="layout" svg:width="1cm" svg:height="2.5cm" svg:x="9.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5cm" svg:height="1cm" svg:x="10.254cm" svg:y="3.304cm">
          <draw:text-box>
            <text:p>56</text:p>
          </draw:text-box>
        </draw:frame>
        <draw:frame draw:style-name="gr5" draw:layer="layout" svg:width="3cm" svg:height="1cm" svg:x="11.5cm" svg:y="4.5cm">
          <draw:text-box>
            <text:p>1. sp=fp</text:p>
          </draw:text-box>
        </draw:frame>
        <draw:line draw:style-name="gr2" draw:text-style-name="P2" draw:layer="layout" svg:x1="11.5cm" svg:y1="2.5cm" svg:x2="9.5cm" svg:y2="2.5cm">
          <text:p/>
        </draw:line>
        <draw:frame draw:style-name="gr5" draw:layer="layout" svg:width="4.5cm" svg:height="1cm" svg:x="11.5cm" svg:y="2cm">
          <draw:text-box>
            <text:p>2. sp=sp+56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13-05-14T09:48:44</meta:creation-date>
    <dc:date>2013-05-14T10:24:29</dc:date>
    <dc:creator>Chung-Shu Chen</dc:creator>
    <meta:editing-duration>PT35M47S</meta:editing-duration>
    <meta:editing-cycles>4</meta:editing-cycles>
    <meta:generator>OpenOffice.org/3.3$Unix OpenOffice.org_project/330m20$Build-9567</meta:generator>
    <meta:document-statistic meta:object-count="9"/>
  </office:meta>
</office:document-meta>
</file>